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79.29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dfrugt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Gulerod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artoffe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20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Jordskok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20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Radise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c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25 radiser</text:p>
          </table:table-cell>
        </table:table-row>
        <table:table-row table:style-name="ro1">
          <table:table-cell office:value-type="string" calcext:value-type="string">
            <text:p>Pastinak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Persillerod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Rødbede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25 til 3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noldselleri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 ikke for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Skorzonerrod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0,75kg</text:p>
          </table:table-cell>
        </table:table-row>
        <table:table-row table:style-name="ro1">
          <table:table-cell office:value-type="string" calcext:value-type="string">
            <text:p>Tonkinokawa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0,75kg</text:p>
          </table:table-cell>
        </table:table-row>
      </table:table>
      <table:table table:name="Bladgrøn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Sala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25. august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4 stk</text:p>
          </table:table-cell>
        </table:table-row>
        <table:table-row table:style-name="ro1">
          <table:table-cell office:value-type="string" calcext:value-type="string">
            <text:p>Babyleaf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3 å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-2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500 gram</text:p>
          </table:table-cell>
        </table:table-row>
        <table:table-row table:style-name="ro1">
          <table:table-cell office:value-type="string" calcext:value-type="string">
            <text:p>Spina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Bladbed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25. august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Bladselleri (plantet)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stk</text:p>
          </table:table-cell>
        </table:table-row>
      </table:table>
      <table:table table:name="Krydderurte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Persille plantet ud som småplante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0 bundter</text:p>
          </table:table-cell>
        </table:table-row>
        <table:table-row table:style-name="ro1">
          <table:table-cell office:value-type="string" calcext:value-type="string">
            <text:p>Dild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august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2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0 bundter</text:p>
          </table:table-cell>
        </table:table-row>
        <table:table-row table:style-name="ro1">
          <table:table-cell office:value-type="string" calcext:value-type="string">
            <text:p>Koriand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2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 bundter</text:p>
          </table:table-cell>
        </table:table-row>
        <table:table-row table:style-name="ro1">
          <table:table-cell office:value-type="string" calcext:value-type="string">
            <text:p>Basilikum (plantet ud som småplante)</text:p>
          </table:table-cell>
          <table:table-cell office:value-type="string" calcext:value-type="string">
            <text:p>15. maj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1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 bundter</text:p>
          </table:table-cell>
        </table:table-row>
        <table:table-row table:style-name="ro1">
          <table:table-cell office:value-type="string" calcext:value-type="string">
            <text:p>Timian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Mynte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</table:table>
      <table:table table:name="Kål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stk</text:p>
          </table:table-cell>
        </table:table-row>
        <table:table-row table:style-name="ro1">
          <table:table-cell office:value-type="string" calcext:value-type="string">
            <text:p>Blom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stk</text:p>
          </table:table-cell>
        </table:table-row>
        <table:table-row table:style-name="ro1">
          <table:table-cell office:value-type="string" calcext:value-type="string">
            <text:p>Grøn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Rosen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ålrabi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Glas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ikke for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stk</text:p>
          </table:table-cell>
        </table:table-row>
        <table:table-row table:style-name="ro1">
          <table:table-cell office:value-type="string" calcext:value-type="string">
            <text:p>Spids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kg</text:p>
          </table:table-cell>
        </table:table-row>
        <table:table-row table:style-name="ro1">
          <table:table-cell office:value-type="string" calcext:value-type="string">
            <text:p>Hvid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Rød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Savoj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</table:table>
      <table:table table:name="Squash og græska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Hokkaido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plantes ikke for dyb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3-5 frugter per plante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plantes ikke for dyb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-20 frugter per plante</text:p>
          </table:table-cell>
        </table:table-row>
      </table:table>
      <table:table table:name="Bælgfrugte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Bønner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Ær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 kg</text:p>
          </table:table-cell>
        </table:table-row>
      </table:table>
      <table:table table:name="Sommergrønt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Majs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 eller sås direkte</text:p>
          </table:table-cell>
          <table:table-cell office:value-type="string" calcext:value-type="string">
            <text:p>ingen begræs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4 stk</text:p>
          </table:table-cell>
        </table:table-row>
        <table:table-row table:style-name="ro1">
          <table:table-cell office:value-type="string" calcext:value-type="string">
            <text:p>Fennikel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. august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2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5 stk</text:p>
          </table:table-cell>
        </table:table-row>
      </table:table>
      <table:table table:name="Løg og porre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Løg (stikløg)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,2 kg</text:p>
          </table:table-cell>
        </table:table-row>
        <table:table-row table:style-name="ro1">
          <table:table-cell office:value-type="string" calcext:value-type="string">
            <text:p>Porre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24. juni (sankt hans)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8 stk</text:p>
          </table:table-cell>
        </table:table-row>
      </table:table>
      <table:table table:name="Drivhus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Tomat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i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åler dyb plantning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10-15 kg per plante</text:p>
          </table:table-cell>
        </table:table-row>
        <table:table-row table:style-name="ro1">
          <table:table-cell office:value-type="string" calcext:value-type="string">
            <text:p>Agurk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</text:p>
          </table:table-cell>
          <table:table-cell/>
          <table:table-cell office:value-type="string" calcext:value-type="string">
            <text:p>meget høj</text:p>
          </table:table-cell>
          <table:table-cell office:value-type="string" calcext:value-type="string">
            <text:p>20-30 agurker per plante</text:p>
          </table:table-cell>
        </table:table-row>
        <table:table-row table:style-name="ro1">
          <table:table-cell office:value-type="string" calcext:value-type="string">
            <text:p>Peberfrugt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t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op til 10 peberfrugter per plante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t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op til 30 chili per pl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0:38:15.605924290</meta:creation-date>
    <dc:date>2021-02-17T11:26:49.962596534</dc:date>
    <meta:editing-duration>PT25M19S</meta:editing-duration>
    <meta:editing-cycles>9</meta:editing-cycles>
    <meta:generator>LibreOffice/6.0.7.3$Linux_X86_64 LibreOffice_project/00m0$Build-3</meta:generator>
    <meta:document-statistic meta:table-count="9" meta:cell-count="513" meta:object-count="0"/>
  </office:meta>
</office:document-meta>
</file>